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width="0.106cm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="none" fo:min-height="0.789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053cm" draw:marker-start-width="0.379cm" draw:marker-end-width="0.379cm" draw:fill="none" draw:textarea-horizontal-align="justify" draw:textarea-vertical-align="middle" draw:auto-grow-height="false" fo:min-height="1.698cm" fo:min-width="0.94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2.1cm" svg:y1="2.7cm" svg:x2="7.1cm" svg:y2="2.7cm">
          <text:p/>
        </draw:line>
        <draw:line draw:style-name="gr1" draw:text-style-name="P1" draw:layer="layout" svg:x1="8.7cm" svg:y1="2.7cm" svg:x2="15.7cm" svg:y2="2.7cm">
          <text:p/>
        </draw:line>
        <draw:line draw:style-name="gr2" draw:text-style-name="P1" draw:layer="layout" svg:x1="7.1cm" svg:y1="1.8cm" svg:x2="7.1cm" svg:y2="3.8cm">
          <text:p/>
        </draw:line>
        <draw:frame draw:style-name="gr3" draw:text-style-name="P1" draw:layer="layout" svg:width="0.959cm" svg:height="1.039cm" svg:x="7.441cm" svg:y="2.261cm">
          <draw:text-box>
            <text:p text:style-name="P2">C</text:p>
          </draw:text-box>
        </draw:frame>
        <draw:line draw:style-name="gr1" draw:text-style-name="P1" draw:layer="layout" svg:x1="12cm" svg:y1="2.7cm" svg:x2="12cm" svg:y2="5cm">
          <text:p/>
        </draw:line>
        <draw:line draw:style-name="gr1" draw:text-style-name="P1" draw:layer="layout" svg:x1="12cm" svg:y1="7.1cm" svg:x2="12cm" svg:y2="8.6cm">
          <text:p/>
        </draw:line>
        <draw:line draw:style-name="gr1" draw:text-style-name="P1" draw:layer="layout" svg:x1="2cm" svg:y1="8.7cm" svg:x2="15.5cm" svg:y2="8.7cm">
          <text:p/>
        </draw:line>
        <draw:frame draw:style-name="gr3" draw:text-style-name="P1" draw:layer="layout" svg:width="2.959cm" svg:height="1.039cm" svg:x="1.241cm" svg:y="8.661cm">
          <draw:text-box>
            <text:p text:style-name="P2">GND</text:p>
          </draw:text-box>
        </draw:frame>
        <draw:line draw:style-name="gr4" draw:text-style-name="P2" draw:layer="layout" svg:x1="3cm" svg:y1="2.7cm" svg:x2="3cm" svg:y2="8.7cm">
          <text:p/>
        </draw:line>
        <draw:line draw:style-name="gr4" draw:text-style-name="P2" draw:layer="layout" svg:x1="14.9cm" svg:y1="2.7cm" svg:x2="14.9cm" svg:y2="8.7cm">
          <text:p/>
        </draw:line>
        <draw:frame draw:style-name="gr3" draw:text-style-name="P1" draw:layer="layout" svg:width="2.958cm" svg:height="1.039cm" svg:x="14.542cm" svg:y="5.401cm">
          <draw:text-box>
            <text:p text:style-name="P2">Vout</text:p>
          </draw:text-box>
        </draw:frame>
        <draw:frame draw:style-name="gr3" draw:text-style-name="P1" draw:layer="layout" svg:width="2.958cm" svg:height="1.039cm" svg:x="2.542cm" svg:y="5.402cm">
          <draw:text-box>
            <text:p text:style-name="P2">Vin</text:p>
          </draw:text-box>
        </draw:frame>
        <draw:custom-shape draw:style-name="gr5" draw:text-style-name="P1" draw:layer="layout" svg:width="1.5cm" svg:height="2cm" svg:x="11.248cm" svg:y="5cm">
          <text:p text:style-name="P2">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7cm" svg:y1="1.8cm" svg:x2="8.7cm" svg:y2="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11-26T18:34:29.017766015</dc:date>
    <meta:editing-cycles>12</meta:editing-cycles>
    <meta:editing-duration>PT35M11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